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8efe" officeooo:paragraph-rsid="00028efe"/>
    </style:style>
    <style:style style:name="P2" style:family="paragraph" style:parent-style-name="Standard">
      <style:text-properties officeooo:rsid="0003fb1e" officeooo:paragraph-rsid="0003fb1e"/>
    </style:style>
    <style:style style:name="P3" style:family="paragraph" style:parent-style-name="Standard">
      <style:text-properties officeooo:rsid="0004ee5a" officeooo:paragraph-rsid="0004ee5a"/>
    </style:style>
    <style:style style:name="P4" style:family="paragraph" style:parent-style-name="Standard">
      <style:text-properties officeooo:rsid="0006c3cc" officeooo:paragraph-rsid="0006c3cc"/>
    </style:style>
    <style:style style:name="P5" style:family="paragraph" style:parent-style-name="Standard">
      <style:text-properties officeooo:rsid="00094a4b" officeooo:paragraph-rsid="00094a4b"/>
    </style:style>
    <style:style style:name="P6" style:family="paragraph" style:parent-style-name="Standard">
      <style:text-properties officeooo:paragraph-rsid="00094a4b"/>
    </style:style>
    <style:style style:name="P7" style:family="paragraph" style:parent-style-name="Standard">
      <style:text-properties officeooo:rsid="000db54b" officeooo:paragraph-rsid="000db54b"/>
    </style:style>
    <style:style style:name="P8" style:family="paragraph" style:parent-style-name="Standard">
      <style:text-properties officeooo:rsid="000f0ea0" officeooo:paragraph-rsid="000f0ea0"/>
    </style:style>
    <style:style style:name="T1" style:family="text">
      <style:text-properties officeooo:rsid="0003fb1e"/>
    </style:style>
    <style:style style:name="T2" style:family="text">
      <style:text-properties officeooo:rsid="00094a4b"/>
    </style:style>
    <style:style style:name="T3" style:family="text">
      <style:text-properties officeooo:rsid="000f0ea0"/>
    </style:style>
    <style:style style:name="T4" style:family="text">
      <style:text-properties officeooo:rsid="000ffb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. </text:span><text:a xlink:type="simple" xlink:href="mailto:mgonz775@xtec.cat" text:style-name="Internet_20_link" text:visited-style-name="Visited_20_Internet_20_Link">mgonz775@xtec.cat</text:a></text:p>
      <text:p text:style-name="P1"/>
      <text:p text:style-name="P1"><text:span text:style-name="T1">2. </text:span>«<text:span text:style-name="T1">let» también se puede usar para declarar una variable, para variables locales de un bloque</text:span></text:p>
      <text:p text:style-name="P1"/>
      <text:p text:style-name="P2">for (let j=0;j&lt;x;j++){} <text:s text:c="3"/>&gt;&gt;&gt;&gt;&gt;&gt;&gt;&gt;&gt;&gt; esta variable j se queda solo en ese bloque de for</text:p>
      <text:p text:style-name="P2"/>
      <text:p text:style-name="P3">3. [] es «claudato»</text:p>
      <text:p text:style-name="P3"/>
      <text:p text:style-name="P4">4.</text:p>
      <text:p text:style-name="P4"><text:bookmark-start text:name="__DdeLink__82_2475773060"/><text:a xlink:type="simple" xlink:href="https://getbootstrap.com/docs/3.3/getting-started/" text:style-name="Internet_20_link" text:visited-style-name="Visited_20_Internet_20_Link">https://getbootstrap.com/docs/3.3/getting-started/</text:a><text:bookmark-end text:name="__DdeLink__82_2475773060"/></text:p>
      <text:p text:style-name="P4">formato de estilo unificado que usaremos por defecto</text:p>
      <text:p text:style-name="P4"/>
      <text:p text:style-name="P6"><text:span text:style-name="T2">5. </text:span>window.alert('Hello World!');</text:p>
      <text:p text:style-name="P6"/>
      <text:p text:style-name="P5">6. Forma de crear:</text:p>
      <text:p text:style-name="P5"/>
      <text:p text:style-name="P5">/raíz</text:p>
      <text:p text:style-name="P5">1<text:tab/>carpeta css</text:p>
      <text:p text:style-name="P5"/>
      <text:p text:style-name="P5">2<text:tab/>carpeta images</text:p>
      <text:p text:style-name="P5"/>
      <text:p text:style-name="P5">3<text:tab/>carpeta js</text:p>
      <text:p text:style-name="P5"><text:tab/><text:tab/>carpeta control (.js)</text:p>
      <text:p text:style-name="P5"/>
      <text:p text:style-name="P5">4<text:tab/>html</text:p>
      <text:p text:style-name="P5"/>
      <text:p text:style-name="P5"/>
      <text:p text:style-name="P7">7. hay dos formas de llamar a eventos en js:</text:p>
      <text:p text:style-name="P7"><text:span text:style-name="T3">(</text:span>object <text:span text:style-name="T3">o window)</text:span>.onload=function(){script};</text:p>
      <text:p text:style-name="P7"/>
      <text:p text:style-name="P8"><text:span text:style-name="T4">(</text:span>object <text:span text:style-name="T4">o window)</text:span>.addEventListener(«load», scrip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5:21:52.727593202</meta:creation-date>
    <meta:generator>LibreOffice/6.0.3.2$Linux_X86_64 LibreOffice_project/00m0$Build-2</meta:generator>
    <dc:date>2018-10-19T18:16:54.684805228</dc:date>
    <meta:editing-duration>PT2H25M29S</meta:editing-duration>
    <meta:editing-cycles>11</meta:editing-cycles>
    <meta:document-statistic meta:table-count="0" meta:image-count="0" meta:object-count="0" meta:page-count="1" meta:paragraph-count="18" meta:word-count="86" meta:character-count="588" meta:non-whitespace-character-count="515"/>
  </office:meta>
</office:document-meta>
</file>